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09-06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3-03-07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11-29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7-19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3-15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2-03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2-01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2-21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8-1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7-14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3-17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391" calcext:value-type="float">
            <text:p>4.61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786606451613" calcext:value-type="float">
            <text:p>3.64786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358038709677" calcext:value-type="float">
            <text:p>3.62358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70464" calcext:value-type="float">
            <text:p>3.59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060175" calcext:value-type="float">
            <text:p>7.1006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56368" calcext:value-type="float">
            <text:p>3.54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182219354839" calcext:value-type="float">
            <text:p>3.59182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297316129032" calcext:value-type="float">
            <text:p>3.58297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38175483871" calcext:value-type="float">
            <text:p>3.6038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42975483871" calcext:value-type="float">
            <text:p>3.6342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65968" calcext:value-type="float">
            <text:p>3.60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651277419355" calcext:value-type="float">
            <text:p>3.58651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922317241379" calcext:value-type="float">
            <text:p>3.559223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174709677419" calcext:value-type="float">
            <text:p>3.5317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39275" calcext:value-type="float">
            <text:p>3.52339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0628" calcext:value-type="float">
            <text:p>3.50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199587096774" calcext:value-type="float">
            <text:p>3.48199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8608" calcext:value-type="float">
            <text:p>3.43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828825" calcext:value-type="float">
            <text:p>3.0682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06" calcext:value-type="float">
            <text:p>3.5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20335483871" calcext:value-type="float">
            <text:p>3.58120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2928" calcext:value-type="float">
            <text:p>3.58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07984516129" calcext:value-type="float">
            <text:p>3.6107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917765517241" calcext:value-type="float">
            <text:p>3.589177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49367741935" calcext:value-type="float">
            <text:p>3.59349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15535483871" calcext:value-type="float">
            <text:p>3.57815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83952" calcext:value-type="float">
            <text:p>3.56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5855" calcext:value-type="float">
            <text:p>3.5415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37368" calcext:value-type="float">
            <text:p>3.58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163122580645" calcext:value-type="float">
            <text:p>3.66163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7036" calcext:value-type="float">
            <text:p>3.7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41048" calcext:value-type="float">
            <text:p>3.7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965883870968" calcext:value-type="float">
            <text:p>3.75965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3456" calcext:value-type="float">
            <text:p>3.73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332125" calcext:value-type="float">
            <text:p>3.7133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18885714286" calcext:value-type="float">
            <text:p>3.68818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79896774194" calcext:value-type="float">
            <text:p>3.65179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16567741935" calcext:value-type="float">
            <text:p>3.63616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047458064516" calcext:value-type="float">
            <text:p>3.60047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239483870968" calcext:value-type="float">
            <text:p>3.55239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69984" calcext:value-type="float">
            <text:p>3.46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55096774194" calcext:value-type="float">
            <text:p>3.57255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292775" calcext:value-type="float">
            <text:p>3.6129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628" calcext:value-type="float">
            <text:p>3.62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89496774194" calcext:value-type="float">
            <text:p>3.65789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69168" calcext:value-type="float">
            <text:p>3.62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430916129032" calcext:value-type="float">
            <text:p>3.6043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287144827586" calcext:value-type="float">
            <text:p>3.582871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00206451613" calcext:value-type="float">
            <text:p>3.59300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267819354839" calcext:value-type="float">
            <text:p>3.5826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583612903226" calcext:value-type="float">
            <text:p>3.55583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017393548387" calcext:value-type="float">
            <text:p>3.53017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0504" calcext:value-type="float">
            <text:p>3.50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48575" calcext:value-type="float">
            <text:p>3.5054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963587096774" calcext:value-type="float">
            <text:p>3.64963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3008" calcext:value-type="float">
            <text:p>3.65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846761290323" calcext:value-type="float">
            <text:p>3.61846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123225806452" calcext:value-type="float">
            <text:p>3.5912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861806451613" calcext:value-type="float">
            <text:p>3.5686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264685714286" calcext:value-type="float">
            <text:p>3.54264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849083870968" calcext:value-type="float">
            <text:p>3.55849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94392" calcext:value-type="float">
            <text:p>3.53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841574193548" calcext:value-type="float">
            <text:p>3.49841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6348" calcext:value-type="float">
            <text:p>3.5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0638" calcext:value-type="float">
            <text:p>3.580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64929032258" calcext:value-type="float">
            <text:p>3.57264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73792" calcext:value-type="float">
            <text:p>3.5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242374193548" calcext:value-type="float">
            <text:p>3.56242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079277419355" calcext:value-type="float">
            <text:p>3.54079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856025806452" calcext:value-type="float">
            <text:p>3.54856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496257142857" calcext:value-type="float">
            <text:p>3.56496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80025806452" calcext:value-type="float">
            <text:p>3.56380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53928" calcext:value-type="float">
            <text:p>3.62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591122580645" calcext:value-type="float">
            <text:p>3.61591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0356" calcext:value-type="float">
            <text:p>3.6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8835" calcext:value-type="float">
            <text:p>3.6398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174683870968" calcext:value-type="float">
            <text:p>3.70174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69216" calcext:value-type="float">
            <text:p>3.76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82193548387" calcext:value-type="float">
            <text:p>3.76182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783122580645" calcext:value-type="float">
            <text:p>3.73783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784283870968" calcext:value-type="float">
            <text:p>3.70784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143458064516" calcext:value-type="float">
            <text:p>3.66143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969425" calcext:value-type="float">
            <text:p>3.6496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00232" calcext:value-type="float">
            <text:p>3.64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34038709677" calcext:value-type="float">
            <text:p>3.60834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97032" calcext:value-type="float">
            <text:p>3.61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9124" calcext:value-type="float">
            <text:p>3.6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649522580645" calcext:value-type="float">
            <text:p>3.71649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94056" calcext:value-type="float">
            <text:p>3.82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03174193548" calcext:value-type="float">
            <text:p>3.85503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67208" calcext:value-type="float">
            <text:p>3.83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970503225806" calcext:value-type="float">
            <text:p>3.80970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1448" calcext:value-type="float">
            <text:p>3.80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799725" calcext:value-type="float">
            <text:p>3.7879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2756" calcext:value-type="float">
            <text:p>3.7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504929032258" calcext:value-type="float">
            <text:p>3.72504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51125" calcext:value-type="float">
            <text:p>3.7095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71793548387" calcext:value-type="float">
            <text:p>3.69171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03425" calcext:value-type="float">
            <text:p>3.7030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323" calcext:value-type="float">
            <text:p>3.727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434941935484" calcext:value-type="float">
            <text:p>3.75434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408325" calcext:value-type="float">
            <text:p>3.71408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909212903226" calcext:value-type="float">
            <text:p>3.69909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46325" calcext:value-type="float">
            <text:p>3.70646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208910344828" calcext:value-type="float">
            <text:p>3.682089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98885" calcext:value-type="float">
            <text:p>3.6798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69675" calcext:value-type="float">
            <text:p>3.6696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95690322581" calcext:value-type="float">
            <text:p>3.62495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8275" calcext:value-type="float">
            <text:p>3.5728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101832258064" calcext:value-type="float">
            <text:p>3.55101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8812" calcext:value-type="float">
            <text:p>3.4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645075" calcext:value-type="float">
            <text:p>3.6064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754219354839" calcext:value-type="float">
            <text:p>3.63754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73875" calcext:value-type="float">
            <text:p>3.6247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984412903226" calcext:value-type="float">
            <text:p>3.61984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665" calcext:value-type="float">
            <text:p>3.67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817275" calcext:value-type="float">
            <text:p>3.6681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07767741935" calcext:value-type="float">
            <text:p>3.69407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788825" calcext:value-type="float">
            <text:p>3.6778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828825806452" calcext:value-type="float">
            <text:p>3.65828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0361" calcext:value-type="float">
            <text:p>3.6503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40575" calcext:value-type="float">
            <text:p>3.6274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73935483871" calcext:value-type="float">
            <text:p>3.6787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2751" calcext:value-type="float">
            <text:p>3.7227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128412903226" calcext:value-type="float">
            <text:p>3.71128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503325" calcext:value-type="float">
            <text:p>3.69503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907144827586" calcext:value-type="float">
            <text:p>3.659071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933" calcext:value-type="float">
            <text:p>3.6549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3105" calcext:value-type="float">
            <text:p>3.6273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620619354839" calcext:value-type="float">
            <text:p>3.61620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067" calcext:value-type="float">
            <text:p>3.5840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190322580645" calcext:value-type="float">
            <text:p>3.5519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054" calcext:value-type="float">
            <text:p>3.480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207925" calcext:value-type="float">
            <text:p>3.6820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63984" calcext:value-type="float">
            <text:p>3.74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875175" calcext:value-type="float">
            <text:p>3.7287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935819354839" calcext:value-type="float">
            <text:p>3.68935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808125" calcext:value-type="float">
            <text:p>3.6980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16816" calcext:value-type="float">
            <text:p>3.75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18975" calcext:value-type="float">
            <text:p>3.7518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7041" calcext:value-type="float">
            <text:p>3.7570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48129032258" calcext:value-type="float">
            <text:p>3.7524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770525" calcext:value-type="float">
            <text:p>3.7377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85264516129" calcext:value-type="float">
            <text:p>3.72485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93875" calcext:value-type="float">
            <text:p>3.7009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227" calcext:value-type="float">
            <text:p>3.7212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384051612903" calcext:value-type="float">
            <text:p>3.71384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79625" calcext:value-type="float">
            <text:p>3.7037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802219354839" calcext:value-type="float">
            <text:p>3.66802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93" calcext:value-type="float">
            <text:p>3.630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420744827586" calcext:value-type="float">
            <text:p>3.604207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44605" calcext:value-type="float">
            <text:p>3.6844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675025" calcext:value-type="float">
            <text:p>3.7167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56696774194" calcext:value-type="float">
            <text:p>3.70056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988975" calcext:value-type="float">
            <text:p>3.68988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97336" calcext:value-type="float">
            <text:p>3.6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932717241379" calcext:value-type="float">
            <text:p>3.629327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371922580645" calcext:value-type="float">
            <text:p>3.60371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24515" calcext:value-type="float">
            <text:p>3.6124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904025806452" calcext:value-type="float">
            <text:p>3.57904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2538" calcext:value-type="float">
            <text:p>3.542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339806896552" calcext:value-type="float">
            <text:p>3.513398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567875" calcext:value-type="float">
            <text:p>3.52567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480670967742" calcext:value-type="float">
            <text:p>3.50480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965341935484" calcext:value-type="float">
            <text:p>3.51965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348175" calcext:value-type="float">
            <text:p>3.4734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7848" calcext:value-type="float">
            <text:p>3.4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853" calcext:value-type="float">
            <text:p>3.478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0788" calcext:value-type="float">
            <text:p>3.51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44075" calcext:value-type="float">
            <text:p>3.5264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31248" calcext:value-type="float">
            <text:p>3.51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4918" calcext:value-type="float">
            <text:p>3.534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527475862069" calcext:value-type="float">
            <text:p>3.525274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119825" calcext:value-type="float">
            <text:p>3.49119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452825" calcext:value-type="float">
            <text:p>3.4645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25024" calcext:value-type="float">
            <text:p>3.5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54325" calcext:value-type="float">
            <text:p>3.58454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38765" calcext:value-type="float">
            <text:p>3.5838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632180645161" calcext:value-type="float">
            <text:p>3.65632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8743" calcext:value-type="float">
            <text:p>3.6587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092567741935" calcext:value-type="float">
            <text:p>3.62092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40225" calcext:value-type="float">
            <text:p>3.5994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38536" calcext:value-type="float">
            <text:p>3.60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0735" calcext:value-type="float">
            <text:p>3.6360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978575" calcext:value-type="float">
            <text:p>3.6197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546012903226" calcext:value-type="float">
            <text:p>3.59546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177975" calcext:value-type="float">
            <text:p>3.5717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50761290323" calcext:value-type="float">
            <text:p>3.55750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962" calcext:value-type="float">
            <text:p>3.505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111175" calcext:value-type="float">
            <text:p>3.56111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98064516129" calcext:value-type="float">
            <text:p>3.6059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502575" calcext:value-type="float">
            <text:p>3.6350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421083870968" calcext:value-type="float">
            <text:p>3.60421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95915" calcext:value-type="float">
            <text:p>3.5895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794565517241" calcext:value-type="float">
            <text:p>3.637945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169325" calcext:value-type="float">
            <text:p>3.64169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890709677419" calcext:value-type="float">
            <text:p>3.6689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503325" calcext:value-type="float">
            <text:p>3.69503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053806451613" calcext:value-type="float">
            <text:p>3.69053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1796" calcext:value-type="float">
            <text:p>3.7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13675" calcext:value-type="float">
            <text:p>3.76113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009832258064" calcext:value-type="float">
            <text:p>3.81009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7714" calcext:value-type="float">
            <text:p>3.807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47432258064" calcext:value-type="float">
            <text:p>3.770474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13525" calcext:value-type="float">
            <text:p>3.7491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69489655172" calcext:value-type="float">
            <text:p>3.733694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732175" calcext:value-type="float">
            <text:p>3.71732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436775" calcext:value-type="float">
            <text:p>3.7043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39638709677" calcext:value-type="float">
            <text:p>3.67539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864525" calcext:value-type="float">
            <text:p>3.63864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46296774194" calcext:value-type="float">
            <text:p>3.63046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217075" calcext:value-type="float">
            <text:p>3.6521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532275" calcext:value-type="float">
            <text:p>3.7253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332625" calcext:value-type="float">
            <text:p>3.7533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36103225807" calcext:value-type="float">
            <text:p>3.72436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018175" calcext:value-type="float">
            <text:p>3.7401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264386206896" calcext:value-type="float">
            <text:p>3.732643862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17975" calcext:value-type="float">
            <text:p>3.7241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41707004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283066666667" calcext:value-type="float">
            <text:p>3.68283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976" meta:object-count="0"/>
    <meta:user-defined meta:name="AppVersion">3.0</meta:user-defined>
  </office:meta>
</office:document-meta>
</file>